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oArray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Array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ToArrayConverter.ObjectToArray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ArrayConverter.convert( @ Nullable Object source , TypeDescriptor source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